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style:font-size-asian="8pt" style:font-size-complex="8pt"/>
    </style:style>
    <style:style style:name="P2" style:family="paragraph" style:parent-style-name="Standard">
      <style:text-properties style:font-name="DejaVu Sans Mono" fo:font-size="8pt" style:font-size-asian="8pt" style:font-size-complex="8pt"/>
    </style:style>
    <style:style style:name="P3" style:family="paragraph" style:parent-style-name="Standard">
      <style:text-properties style:font-name="DejaVu Sans Mono" fo:font-size="8pt" officeooo:rsid="001ca4c6" officeooo:paragraph-rsid="001ca4c6" style:font-size-asian="8pt" style:font-size-complex="8pt"/>
    </style:style>
    <style:style style:name="P4" style:family="paragraph" style:parent-style-name="Standard">
      <style:text-properties style:font-name="DejaVu Sans Mono" fo:font-size="8pt" officeooo:rsid="001deb75" officeooo:paragraph-rsid="001deb75" style:font-size-asian="8pt" style:font-size-complex="8pt"/>
    </style:style>
    <style:style style:name="P5" style:family="paragraph" style:parent-style-name="Standard">
      <style:text-properties style:font-name="Liberation Serif" fo:font-size="12pt" officeooo:rsid="001ca4c6" officeooo:paragraph-rsid="001ca4c6" style:font-size-asian="10.5pt" style:font-size-complex="12pt"/>
    </style:style>
    <style:style style:name="P6" style:family="paragraph" style:parent-style-name="Standard">
      <style:text-properties style:font-name="Liberation Serif" fo:font-size="12pt" officeooo:paragraph-rsid="001ca4c6" style:font-size-asian="10.5pt" style:font-size-complex="12pt"/>
    </style:style>
    <style:style style:name="P7" style:family="paragraph" style:parent-style-name="Standard">
      <style:text-properties style:font-name="Liberation Serif" fo:font-size="12pt" officeooo:rsid="001deb75" officeooo:paragraph-rsid="001deb75" style:font-size-asian="10.5pt" style:font-size-complex="12pt"/>
    </style:style>
    <style:style style:name="P8" style:family="paragraph" style:parent-style-name="Standard">
      <style:paragraph-properties fo:break-before="page"/>
      <style:text-properties style:font-name="DejaVu Sans Mono" fo:font-size="8pt" officeooo:rsid="001ca4c6" officeooo:paragraph-rsid="001ca4c6" style:font-size-asian="8pt" style:font-size-complex="8pt"/>
    </style:style>
    <style:style style:name="P9" style:family="paragraph" style:parent-style-name="Standard">
      <style:paragraph-properties fo:break-before="page"/>
      <style:text-properties style:font-name="Liberation Serif" fo:font-size="12pt" officeooo:rsid="001deb75" officeooo:paragraph-rsid="001deb75" style:font-size-asian="12pt" style:font-size-complex="12pt"/>
    </style:style>
    <style:style style:name="T1" style:family="text">
      <style:text-properties officeooo:rsid="001ca4c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4</text:p>
      <text:p text:style-name="P7">Intro to HPC</text:p>
      <text:p text:style-name="P7"/>
      <text:p text:style-name="P7">Wesley Liao</text:p>
      <text:p text:style-name="P5"><draw:frame draw:style-name="fr1" draw:name="Object1" text:anchor-type="paragraph" svg:width="7.2665in" svg:height="4.9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text:span text:style-name="T1">Program Output:</text:span></text:p>
      <text:p text:style-name="P5"/>
      <text:p text:style-name="P1">Working directory is /gpfs/home/w/e/wesliao/BigRed2/assignment4</text:p>
      <text:p text:style-name="P1">CALCULATION OF PI STRONG SCALING TEST</text:p>
      <text:p text:style-name="P1">computing pi with 1 processors</text:p>
      <text:p text:style-name="P1">the total is 3.141592653588989</text:p>
      <text:p text:style-name="P1">true value: <text:s/>3.141592653589793</text:p>
      <text:p text:style-name="P1">req. accuracy: <text:s text:c="10"/>^</text:p>
      <text:p text:style-name="P1">execution time (wall clock): 232.000000 s</text:p>
      <text:p text:style-name="P1">Application 18950005 resources: utime ~231s, stime ~0s, Rss ~4952, inblocks ~6267, outblocks ~15618</text:p>
      <text:p text:style-name="P1">computing pi with 2 processors</text:p>
      <text:p text:style-name="P1">the total is 3.141592653589852</text:p>
      <text:p text:style-name="P1">true value: <text:s/>3.141592653589793</text:p>
      <text:p text:style-name="P1">req. accuracy: <text:s text:c="10"/>^</text:p>
      <text:p text:style-name="P1">execution time (wall clock): 196.000000 s</text:p>
      <text:p text:style-name="P1">Application 18950012 resources: utime ~392s, stime ~0s, Rss ~4960, inblocks ~6345, outblocks ~15618</text:p>
      <text:p text:style-name="P1">computing pi with 4 processors</text:p>
      <text:p text:style-name="P1">the total is 3.141592653589775</text:p>
      <text:p text:style-name="P1">true value: <text:s/>3.141592653589793</text:p>
      <text:p text:style-name="P1">req. accuracy: <text:s text:c="10"/>^</text:p>
      <text:p text:style-name="P1">execution time (wall clock): 99.000000 s</text:p>
      <text:p text:style-name="P1">Application 18950015 resources: utime ~393s, stime ~1s, Rss ~4952, inblocks ~6502, outblocks ~15618</text:p>
      <text:p text:style-name="P1">computing pi with 8 processors</text:p>
      <text:p text:style-name="P1">the total is 3.141592653589803</text:p>
      <text:p text:style-name="P1"><text:soft-page-break/>true value: <text:s/>3.141592653589793</text:p>
      <text:p text:style-name="P1">req. accuracy: <text:s text:c="10"/>^</text:p>
      <text:p text:style-name="P1">execution time (wall clock): 51.000000 s</text:p>
      <text:p text:style-name="P1">Application 18950016 resources: utime ~405s, stime ~1s, Rss ~4960, inblocks ~6814, outblocks ~15618</text:p>
      <text:p text:style-name="P1">computing pi with 16 processors</text:p>
      <text:p text:style-name="P1">the total is 3.141592653589797</text:p>
      <text:p text:style-name="P1">true value: <text:s/>3.141592653589793</text:p>
      <text:p text:style-name="P1">req. accuracy: <text:s text:c="10"/>^</text:p>
      <text:p text:style-name="P1">execution time (wall clock): 25.000000 s</text:p>
      <text:p text:style-name="P1">Application 18950017 resources: utime ~405s, stime ~1s, Rss ~4952, inblocks ~7439, outblocks ~15619</text:p>
      <text:p text:style-name="P1">computing pi with 32 processors</text:p>
      <text:p text:style-name="P1">the total is 3.141592653589790</text:p>
      <text:p text:style-name="P1">true value: <text:s/>3.141592653589793</text:p>
      <text:p text:style-name="P1">req. accuracy: <text:s text:c="10"/>^</text:p>
      <text:p text:style-name="P1">execution time (wall clock): 12.000000 s</text:p>
      <text:p text:style-name="P1">Application 18950018 resources: utime ~407s, stime ~3s, Rss ~4960, inblocks ~8688, outblocks ~15621</text:p>
      <text:p text:style-name="P1">computing pi with 64 processors</text:p>
      <text:p text:style-name="P1">the total is 3.141592653589792</text:p>
      <text:p text:style-name="P1">true value: <text:s/>3.141592653589793</text:p>
      <text:p text:style-name="P1">req. accuracy: <text:s text:c="10"/>^</text:p>
      <text:p text:style-name="P1">execution time (wall clock): 6.000000 s</text:p>
      <text:p text:style-name="P1">Application 18950019 resources: utime ~423s, stime ~13s, Rss ~9800, inblocks ~18192, outblocks ~31241</text:p>
      <text:p text:style-name="P1">NUMERICAL INTEGRATION STRONG SCALING TEST</text:p>
      <text:p text:style-name="P1">computing integral with 1 processors</text:p>
      <text:p text:style-name="P1">the total is 0.666666666662443</text:p>
      <text:p text:style-name="P1">true value <text:s text:c="2"/>0.666666666666667</text:p>
      <text:p text:style-name="P1">req. accuracy: <text:s text:c="6"/>^</text:p>
      <text:p text:style-name="P1">execution time (wall): 235.000000 s</text:p>
      <text:p text:style-name="P1">Application 18950020 resources: utime ~236s, stime ~0s, Rss ~4952, inblocks ~6954, outblocks ~17392</text:p>
      <text:p text:style-name="P1">computing integral with 2 processors</text:p>
      <text:p text:style-name="P1">the total is 0.666666666663556</text:p>
      <text:p text:style-name="P1">true value <text:s text:c="2"/>0.666666666666667</text:p>
      <text:p text:style-name="P1">req. accuracy: <text:s text:c="6"/>^</text:p>
      <text:p text:style-name="P1">execution time (wall): 193.000000 s</text:p>
      <text:p text:style-name="P1">Application 18950023 resources: utime ~386s, stime ~0s, Rss ~4960, inblocks ~7032, outblocks ~17392</text:p>
      <text:p text:style-name="P1">computing integral with 4 processors</text:p>
      <text:p text:style-name="P1">the total is 0.666666666666656</text:p>
      <text:p text:style-name="P1">true value <text:s text:c="2"/>0.666666666666667</text:p>
      <text:p text:style-name="P1">req. accuracy: <text:s text:c="6"/>^</text:p>
      <text:p text:style-name="P1">execution time (wall): 97.000000 s</text:p>
      <text:p text:style-name="P1">Application 18950028 resources: utime ~389s, stime ~1s, Rss ~4952, inblocks ~7189, outblocks ~17392</text:p>
      <text:p text:style-name="P1">computing integral with 8 processors</text:p>
      <text:p text:style-name="P1">the total is 0.666666666666648</text:p>
      <text:p text:style-name="P1">true value <text:s text:c="2"/>0.666666666666667</text:p>
      <text:p text:style-name="P1">req. accuracy: <text:s text:c="6"/>^</text:p>
      <text:p text:style-name="P1">execution time (wall): 54.000000 s</text:p>
      <text:p text:style-name="P1">Application 18950029 resources: utime ~433s, stime ~1s, Rss ~4960, inblocks ~7501, outblocks ~17392</text:p>
      <text:p text:style-name="P1">computing integral with 16 processors</text:p>
      <text:p text:style-name="P1">the total is 0.666666666666515</text:p>
      <text:p text:style-name="P1">true value <text:s text:c="2"/>0.666666666666667</text:p>
      <text:p text:style-name="P1">req. accuracy: <text:s text:c="6"/>^</text:p>
      <text:p text:style-name="P1">execution time (wall): 28.000000 s</text:p>
      <text:p text:style-name="P1">Application 18950030 resources: utime ~442s, stime ~1s, Rss ~4952, inblocks ~8126, outblocks ~17393</text:p>
      <text:p text:style-name="P1">computing integral with 32 processors</text:p>
      <text:p text:style-name="P1">the total is 0.666666666666656</text:p>
      <text:p text:style-name="P1">true value <text:s text:c="2"/>0.666666666666667</text:p>
      <text:p text:style-name="P1">req. accuracy: <text:s text:c="6"/>^</text:p>
      <text:p text:style-name="P1">execution time (wall): 14.000000 s</text:p>
      <text:p text:style-name="P1">Application 18950031 resources: utime ~459s, stime ~4s, Rss ~4960, inblocks ~9375, outblocks ~17395</text:p>
      <text:p text:style-name="P1">computing integral with 64 processors</text:p>
      <text:p text:style-name="P1">the total is 0.666666666666663</text:p>
      <text:p text:style-name="P1">true value <text:s text:c="2"/>0.666666666666667</text:p>
      <text:p text:style-name="P1">req. accuracy: <text:s text:c="6"/>^</text:p>
      <text:p text:style-name="P1">execution time (wall): 7.000000 s</text:p>
      <text:p text:style-name="P1">Application 18950032 resources: utime ~474s, stime ~11s, Rss ~8912, inblocks ~19566, outblocks ~34789</text:p>
      <text:p text:style-name="P1"/>
      <text:p text:style-name="P1"/>
      <text:p text:style-name="P9">Program listings:</text:p>
      <text:p text:style-name="P4"/>
      <text:p text:style-name="P3">p1.c:</text:p>
      <text:p text:style-name="P3"/>
      <text:p text:style-name="P3">#include &lt;stdio.h&gt;</text:p>
      <text:p text:style-name="P3">#include &lt;stdlib.h&gt;</text:p>
      <text:p text:style-name="P3">#include &lt;math.h&gt;</text:p>
      <text:p text:style-name="P3">#include &lt;time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s text:c="2"/>int myid, numprocs;</text:p>
      <text:p text:style-name="P3"><text:s text:c="2"/>MPI_Request request;</text:p>
      <text:p text:style-name="P3"><text:s text:c="2"/>MPI_Status status;</text:p>
      <text:p text:style-name="P3"><text:s text:c="2"/></text:p>
      <text:p text:style-name="P3"><text:s text:c="2"/>MPI_Init(&amp;argc,&amp;argv);</text:p>
      <text:p text:style-name="P3"><text:s text:c="2"/>MPI_Comm_size(MPI_COMM_WORLD, &amp;numprocs);</text:p>
      <text:p text:style-name="P3"><text:s text:c="2"/>MPI_Comm_rank(MPI_COMM_WORLD, &amp;myid);</text:p>
      <text:p text:style-name="P3"><text:s text:c="2"/></text:p>
      <text:p text:style-name="P3"><text:s text:c="2"/>time_t start, end;</text:p>
      <text:p text:style-name="P3"><text:s text:c="2"/>if (myid==0)</text:p>
      <text:p text:style-name="P3"><text:s text:c="4"/>time(&amp;start);</text:p>
      <text:p text:style-name="P3"/>
      <text:p text:style-name="P3"><text:s text:c="2"/>MPI_Barrier(MPI_COMM_WORLD);</text:p>
      <text:p text:style-name="P3"/>
      <text:p text:style-name="P3"><text:s text:c="2"/>long divisions = strtol(argv[1], NULL, 10);</text:p>
      <text:p text:style-name="P3"><text:s text:c="2"/>const double radius = 2.0;</text:p>
      <text:p text:style-name="P3"><text:s text:c="2"/>double div_width = radius/divisions;</text:p>
      <text:p text:style-name="P3"/>
      <text:p text:style-name="P3"><text:s text:c="2"/>double mysum = 0.0;</text:p>
      <text:p text:style-name="P3"/>
      <text:p text:style-name="P3"><text:s text:c="2"/>for(long division = myid; division &lt; divisions; division += numprocs) {</text:p>
      <text:p text:style-name="P3"><text:s text:c="4"/>double l = (division+0.5)*div_width;</text:p>
      <text:p text:style-name="P3"><text:s text:c="4"/>double h = sqrt((radius*radius)-(l*l));</text:p>
      <text:p text:style-name="P3"><text:s text:c="4"/></text:p>
      <text:p text:style-name="P3"><text:s text:c="4"/>mysum += h * div_width;</text:p>
      <text:p text:style-name="P3"><text:s text:c="2"/>}</text:p>
      <text:p text:style-name="P3"/>
      <text:p text:style-name="P3"><text:s text:c="2"/>double total = 0.0;</text:p>
      <text:p text:style-name="P3"><text:s text:c="2"/>MPI_Reduce( &amp;mysum, &amp;total, 1,</text:p>
      <text:p text:style-name="P3"><text:s text:c="14"/>MPI_DOUBLE, MPI_SUM,</text:p>
      <text:p text:style-name="P3"><text:s text:c="14"/>0, MPI_COMM_WORLD);</text:p>
      <text:p text:style-name="P3"/>
      <text:p text:style-name="P3"><text:s text:c="2"/>if(myid == 0){</text:p>
      <text:p text:style-name="P3"><text:s text:c="4"/>time(&amp;end);</text:p>
      <text:p text:style-name="P3"><text:s text:c="4"/>double timediff = difftime(end, start);</text:p>
      <text:p text:style-name="P3"><text:s text:c="4"/>printf("the total is %1.15f\n", total);</text:p>
      <text:p text:style-name="P3"><text:s text:c="4"/>printf("true value: <text:s/>%1.15f\n", M_PI);</text:p>
      <text:p text:style-name="P3"><text:s text:c="4"/>printf("req. accuracy: <text:s text:c="10"/>^\n");</text:p>
      <text:p text:style-name="P3"><text:s text:c="4"/>printf("execution time (wall clock): %f s\n", timediff);</text:p>
      <text:p text:style-name="P3"><text:s text:c="2"/>}</text:p>
      <text:p text:style-name="P3"/>
      <text:p text:style-name="P3"><text:s text:c="2"/>MPI_Finalize();</text:p>
      <text:p text:style-name="P3"><text:s text:c="2"/>return 0;</text:p>
      <text:p text:style-name="P3">}</text:p>
      <text:p text:style-name="P8">p2.c:</text:p>
      <text:p text:style-name="P3"/>
      <text:p text:style-name="P3">#include &lt;stdio.h&gt;</text:p>
      <text:p text:style-name="P3">#include &lt;stdlib.h&gt;</text:p>
      <text:p text:style-name="P3">#include &lt;math.h&gt;</text:p>
      <text:p text:style-name="P3">#include &lt;time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s text:c="2"/>int myid, numprocs;</text:p>
      <text:p text:style-name="P3"><text:s text:c="2"/>MPI_Request request;</text:p>
      <text:p text:style-name="P3"><text:s text:c="2"/>MPI_Status status;</text:p>
      <text:p text:style-name="P3"><text:s text:c="2"/></text:p>
      <text:p text:style-name="P3"><text:s text:c="2"/>MPI_Init(&amp;argc,&amp;argv);</text:p>
      <text:p text:style-name="P3"><text:s text:c="2"/>MPI_Comm_size(MPI_COMM_WORLD, &amp;numprocs);</text:p>
      <text:p text:style-name="P3"><text:s text:c="2"/>MPI_Comm_rank(MPI_COMM_WORLD, &amp;myid);</text:p>
      <text:p text:style-name="P3"><text:s text:c="2"/></text:p>
      <text:p text:style-name="P3"><text:s text:c="2"/>time_t start, end;</text:p>
      <text:p text:style-name="P3"><text:s text:c="2"/>if(myid==0)</text:p>
      <text:p text:style-name="P3"><text:s text:c="4"/>time(&amp;start);</text:p>
      <text:p text:style-name="P3"><text:s text:c="2"/>MPI_Barrier(MPI_COMM_WORLD);</text:p>
      <text:p text:style-name="P3"/>
      <text:p text:style-name="P3"><text:s text:c="2"/>long divisions = strtol(argv[1], NULL, 10);</text:p>
      <text:p text:style-name="P3"><text:s text:c="2"/>double interval = M_PI/2.0;</text:p>
      <text:p text:style-name="P3"><text:s text:c="2"/>double div_width = interval/divisions;</text:p>
      <text:p text:style-name="P3"/>
      <text:p text:style-name="P3"><text:s text:c="2"/>double mysum = 0.0;</text:p>
      <text:p text:style-name="P3"/>
      <text:p text:style-name="P3"><text:s text:c="2"/>for(long division = myid; division &lt; divisions; division += numprocs) {</text:p>
      <text:p text:style-name="P3"><text:s text:c="4"/>double x = division*div_width;</text:p>
      <text:p text:style-name="P3"><text:s text:c="4"/>double h = cos(x)*sin(2*x);</text:p>
      <text:p text:style-name="P3"><text:s text:c="4"/></text:p>
      <text:p text:style-name="P3"><text:s text:c="4"/>mysum += h * div_width;</text:p>
      <text:p text:style-name="P3"><text:s text:c="2"/>}</text:p>
      <text:p text:style-name="P3"/>
      <text:p text:style-name="P3"><text:s text:c="2"/>double total = 0.0;</text:p>
      <text:p text:style-name="P3"><text:s text:c="2"/>MPI_Reduce( &amp;mysum, &amp;total, 1,</text:p>
      <text:p text:style-name="P3"><text:s text:c="14"/>MPI_DOUBLE, MPI_SUM,</text:p>
      <text:p text:style-name="P3"><text:s text:c="14"/>0, MPI_COMM_WORLD);</text:p>
      <text:p text:style-name="P3"/>
      <text:p text:style-name="P3"><text:s text:c="2"/>if(myid == 0){</text:p>
      <text:p text:style-name="P3"><text:s text:c="4"/>time(&amp;end);</text:p>
      <text:p text:style-name="P3"><text:s text:c="4"/>double timediff = difftime(end, start);</text:p>
      <text:p text:style-name="P3"><text:s text:c="4"/>printf("the total is %1.15f\n", total);</text:p>
      <text:p text:style-name="P3"><text:s text:c="4"/>printf("true value <text:s text:c="2"/>%1.15f\n", 2.0/3.0);</text:p>
      <text:p text:style-name="P3"><text:s text:c="4"/>printf("req. accuracy: <text:s text:c="6"/>^\n");</text:p>
      <text:p text:style-name="P3"><text:s text:c="4"/>printf("execution time (wall): %f s\n", timediff);</text:p>
      <text:p text:style-name="P3"><text:s text:c="2"/>}</text:p>
      <text:p text:style-name="P3"/>
      <text:p text:style-name="P3"><text:s text:c="2"/>MPI_Finalize();</text:p>
      <text:p text:style-name="P3"><text:s text:c="2"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4T13:08:58.267980712</meta:creation-date>
    <dc:date>2019-11-04T13:31:19.099196240</dc:date>
    <meta:editing-duration>PT2M34S</meta:editing-duration>
    <meta:editing-cycles>2</meta:editing-cycles>
    <meta:generator>LibreOffice/6.3.3.2$Linux_X86_64 LibreOffice_project/a64200df03143b798afd1ec74a12ab50359878ed</meta:generator>
    <meta:document-statistic meta:table-count="0" meta:image-count="0" meta:object-count="1" meta:page-count="4" meta:paragraph-count="182" meta:word-count="742" meta:character-count="5969" meta:non-whitespace-character-count="50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57cm" svg:height="12.555cm" xlink:href="." xlink:type="simple" chart:class="chart:scatter" chart:style-name="ch1">
        <chart:title svg:x="7.703cm" svg:y="0.387cm" chart:style-name="ch2">
          <text:p>Strong Scaling</text:p>
        </chart:title>
        <chart:legend svg:x="12.46cm" svg:y="1.782cm" style:legend-expansion="custom" chartooo:width="4.771cm" chartooo:height="1.506cm" style:legend-expansion-aspect-ratio="3.16799468791501" chart:style-name="ch3"/>
        <chart:plot-area chart:style-name="ch4" chart:data-source-has-labels="both" svg:x="1.38cm" svg:y="1.417cm" svg:width="16.708cm" svg:height="9.906cm">
          <chartooo:coordinate-region svg:x="2.187cm" svg:y="1.616cm" svg:width="15.714cm" svg:height="9.06cm"/>
          <chart:axis chart:dimension="x" chart:name="primary-x" chart:style-name="ch5" chartooo:axis-type="auto">
            <chart:title svg:x="8.87cm" svg:y="11.574cm" chart:style-name="ch6">
              <text:p>Processor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7.062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Pi estimation</text:p>
              </table:table-cell>
              <table:table-cell office:value-type="string">
                <text:p>Unnamed Series 3</text:p>
              </table:table-cell>
              <table:table-cell office:value-type="string">
                <text:p>Numerical integ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